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style:text-properties fo:language="it" fo:country="IT"/>
    </style:style>
    <style:style style:name="P3" style:family="paragraph" style:parent-style-name="Standard" style:master-page-name="Standard">
      <style:paragraph-properties style:page-number="auto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weight="bold" style:font-weight-asian="bold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Processo di assunzione</text:span></text:p>
      <text:p text:style-name="P1"><text:span text:style-name="T2">Il processo di selezione in Akkodis viene avviato quando un cliente contatta l'azienda con un'esigenza specifica o quando uno dei nostri Business Manager (BM) analizza attivamente il portfolio clienti e identifica un'opportunità che l'azienda desidera perseguire.</text:span></text:p>
      <text:p text:style-name="P1"><text:span text:style-name="T2">A seguito di uno di questi eventi, viene immediatamente effettuata un'analisi dei requisiti per comprendere la tipologia di ruoli professionali richiesti. Se i ruoli richiesti non sono già presenti in azienda, inizia la fase di ricerca vera e propria (sourcing e scouting).</text:span></text:p>
      <text:p text:style-name="P1"><text:span text:style-name="T2">Questa fase prevede l'utilizzo dei principali motori di ricerca e social network professionali come Monster, LinkedIn, AlmaLaurea, nonché del database di candidature spontanee raccolte sul sito web di Akkodis e delle segnalazioni interne dei colleghi.</text:span></text:p>
      <text:p text:style-name="P1"><text:span text:style-name="T2">Una volta individuato un pool consistente di candidati, viene condotto un primo giro di brevi colloqui telefonici da parte delle nostre Risorse Umane o dei nostri recruiter. Questi colloqui mirano a verificare l'effettiva disponibilità dei candidati per un colloquio conoscitivo.</text:span></text:p>
      <text:p text:style-name="P1"><text:span text:style-name="T2">Segue un colloquio vero e proprio (condotto dalle Risorse Umane) per determinare/confermare le caratteristiche del candidato, approfondire il suo background professionale e comprenderne le aspirazioni economiche. Questa fase consente un'ulteriore selezione dei candidati (la cosiddetta fase di preselezione).</text:span></text:p>
      <text:p text:style-name="P1"><text:span text:style-name="T2">Segue un colloquio tecnico condotto da un esperto interno o da una persona con competenze specifiche, oppure da una risorsa interna già assegnata presso la sede del cliente. I candidati che superano con successo questa valutazione tecnica iniziale idealmente si sottopongono a un incontro di qualificazione presso la sede del cliente.</text:span></text:p>
      <text:p text:style-name="P1"><text:span text:style-name="T2">L'incontro di qualificazione (QM) è in genere una seconda valutazione tecnica esaminata dal cliente e solitamente limitata a un numero limitato di candidati. Si noti che non necessariamente si svolgono sia il colloquio tecnico che il QM; spesso viene condotto solo quest'ultimo.</text:span></text:p>
      <text:p text:style-name="P1"><text:span text:style-name="T2">È importante notare che è il cliente a determinare in ultima analisi l'idoneità del consulente da assumere. Tuttavia, esistono varianti, come nei processi di selezione di progetti chiavi in ​​mano in cui il QM è assente e viene condotto solo il colloquio tecnico. A seguito di queste valutazioni, inizia la fase di onboarding, che prevede la negoziazione e, in caso di successo, l'onboarding vero e proprio. L'onboarding è definito come l'insieme delle procedure amministrative e tecniche necessarie per preparare l'ingresso della nuova risorsa in azien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APOLI Fabio</meta:initial-creator>
    <meta:editing-cycles>3</meta:editing-cycles>
    <meta:creation-date>2024-09-22T15:11:00</meta:creation-date>
    <dc:date>2025-05-09T10:15:29.652000000</dc:date>
    <meta:editing-duration>PT2M50S</meta:editing-duration>
    <meta:generator>LibreOffice/6.4.7.2$Windows_X86_64 LibreOffice_project/639b8ac485750d5696d7590a72ef1b496725cfb5</meta:generator>
    <meta:document-statistic meta:table-count="0" meta:image-count="0" meta:object-count="0" meta:page-count="1" meta:paragraph-count="9" meta:word-count="372" meta:character-count="2564" meta:non-whitespace-character-count="2199"/>
    <meta:user-defined meta:name="AppVersion">16.0000</meta:user-defined>
    <meta:user-defined meta:name="ContentTypeId">0x010100EE62860FF586324DB76E4B1594806D4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